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 style:list-style-name="L2">
      <style:text-properties fo:font-weight="normal" style:font-weight-asian="normal" style:font-weight-complex="normal"/>
    </style:style>
    <style:style style:name="P6" style:family="paragraph" style:parent-style-name="Standard" style:list-style-name="L3">
      <style:text-properties fo:font-weight="normal" style:font-weight-asian="normal" style:font-weight-complex="normal"/>
    </style:style>
    <style:style style:name="P7" style:family="paragraph" style:parent-style-name="Standard">
      <style:text-properties fo:font-weight="normal" fo:background-color="#ffff00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#ff3333" style:font-weight-asian="normal" style:font-weight-complex="normal"/>
    </style:style>
    <style:style style:name="T3" style:family="text">
      <style:text-properties fo:font-weight="normal" fo:background-color="#579d1c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e di dati</text:p>
      <text:p text:style-name="P1"/>
      <text:p text:style-name="P1">Scelte delle tabelle</text:p>
      <text:p text:style-name="P1"/>
      <text:p text:style-name="P2">Il gruppo di lavoro ha implementato un database in SQL per gestire tutti i dati inseriti dagli utenti e dagli amministratori.</text:p>
      <text:p text:style-name="P2">Di seguito sono elencate le tabelle create:</text:p>
      <text:list xml:id="list5264183146958167502" text:style-name="L1">
        <text:list-item>
          <text:p text:style-name="P3">Articolo<text:span text:style-name="T1">: è la tabella che colleziona le notizie da pubblicare nel sito.</text:span></text:p>
        </text:list-item>
        <text:list-item>
          <text:p text:style-name="P3">Biglietto<text:span text:style-name="T1">: è la tabella che tiene traccia di tutti i biglietti acquistati dagli utenti.</text:span></text:p>
        </text:list-item>
        <text:list-item>
          <text:p text:style-name="P3">Partita<text:span text:style-name="T1">: è la tabella che tiene traccia di tutte le gare, disputate e non, della squadra di calcio della società.</text:span></text:p>
        </text:list-item>
        <text:list-item>
          <text:p text:style-name="P3">Posto<text:span text:style-name="T1">: è la tabella indica i vari tipi di </text:span><text:span text:style-name="T2">tribuna</text:span><text:span text:style-name="T1"> </text:span><text:span text:style-name="T3">settore</text:span><text:span text:style-name="T1"> disponibili nello stadio della società.</text:span></text:p>
        </text:list-item>
        <text:list-item>
          <text:p text:style-name="P3">Squadra<text:span text:style-name="T1">: è la tabella che colleziona il nome di ogni squadra di calcio partecipante al campionato.</text:span></text:p>
        </text:list-item>
        <text:list-item>
          <text:p text:style-name="P3">Stadio<text:span text:style-name="T1">: è la tabella che colleziona il nome di ogni stadio disponibile per disputare le varie gare.</text:span></text:p>
        </text:list-item>
        <text:list-item>
          <text:p text:style-name="P3">Utente<text:span text:style-name="T1">: è la tabella che colleziona i dati di ogni utente registrato nel sito.</text:span></text:p>
        </text:list-item>
      </text:list>
      <text:p text:style-name="P2"/>
      <text:p text:style-name="P1">Identificatori primari </text:p>
      <text:p text:style-name="P2"/>
      <text:p text:style-name="P2">Ogni tabella del database ha un attributo, denominato "id", che fornisce un identificatore unico per ogni record delle tabelle. Tale attributo è utilizzato come chiave primaria per gestire tutte le relazioni fra le tabelle.</text:p>
      <text:p text:style-name="P2"/>
      <text:p text:style-name="P1">Forma normale</text:p>
      <text:p text:style-name="P1"/>
      <text:p text:style-name="P2">Il database è stato normalizzato per evitare ridondanze di dati tra le tabelle. In particolar modo, sono state fatte le seguenti decomposizioni:</text:p>
      <text:list xml:id="list1712048098737381041" text:style-name="L2">
        <text:list-item>
          <text:p text:style-name="P5">La tabella <text:span text:style-name="T4">Biglietto </text:span>utilizza, come chiavi esterne, le chiavi primarie di <text:span text:style-name="T4">Posto</text:span>,<text:span text:style-name="T4"> Partita </text:span>e<text:span text:style-name="T4"> Utente</text:span>.</text:p>
        </text:list-item>
        <text:list-item>
          <text:p text:style-name="P5">La tabella <text:span text:style-name="T4">Partita </text:span>utilizza, come chiavi esterne, le chiavi primarie di <text:span text:style-name="T4">Squadra </text:span>e<text:span text:style-name="T4"> Stadio</text:span>.</text:p>
        </text:list-item>
      </text:list>
      <text:p text:style-name="P2"/>
      <text:p text:style-name="P1">Utilizzo atteso</text:p>
      <text:p text:style-name="P1"/>
      <text:p text:style-name="P2">Il database è stato progettato per rispondere alle seguenti esigenze:</text:p>
      <text:list xml:id="list2706354396385983552" text:style-name="L3">
        <text:list-item>
          <text:p text:style-name="P6">Tenere traccia degli utenti registrati al sito e che possono acquistare un biglietto.</text:p>
        </text:list-item>
        <text:list-item>
          <text:p text:style-name="P6">Tenere traccia delle gare della squadra di calcio.</text:p>
        </text:list-item>
        <text:list-item>
          <text:p text:style-name="P6">Tenere traccia dei biglietti acquistati dagli utenti.</text:p>
        </text:list-item>
        <text:list-item>
          <text:p text:style-name="P6">Collezionare gli articoli da pubblicare sul sito</text:p>
        </text:list-item>
      </text:list>
      <text:p text:style-name="P2"/>
      <text:p text:style-name="P7">[Utilizzo attesto si potrebbe spostare all'inizio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3M59S</meta:editing-duration>
    <meta:editing-cycles>4</meta:editing-cycles>
    <meta:generator>OpenOffice/4.1.3$Win32 OpenOffice.org_project/413m1$Build-9783</meta:generator>
    <dc:date>2022-06-03T18:10:01.66</dc:date>
    <meta:document-statistic meta:table-count="0" meta:image-count="0" meta:object-count="0" meta:page-count="1" meta:paragraph-count="24" meta:word-count="298" meta:character-count="1817"/>
    <meta:user-defined meta:name="Info 1"/>
    <meta:user-defined meta:name="Info 2"/>
    <meta:user-defined meta:name="Info 3"/>
    <meta:user-defined meta:name="Info 4"/>
  </office:meta>
</office:document-meta>
</file>